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6d8f" officeooo:paragraph-rsid="00126d8f"/>
    </style:style>
    <style:style style:name="P2" style:family="paragraph" style:parent-style-name="Standard">
      <style:text-properties officeooo:rsid="00126d8f" officeooo:paragraph-rsid="00195070"/>
    </style:style>
    <style:style style:name="P3" style:family="paragraph" style:parent-style-name="Standard">
      <style:text-properties officeooo:rsid="0012b2cf" officeooo:paragraph-rsid="0012b2cf"/>
    </style:style>
    <style:style style:name="P4" style:family="paragraph" style:parent-style-name="Standard">
      <style:text-properties officeooo:rsid="0012b2cf" officeooo:paragraph-rsid="0015b4c2"/>
    </style:style>
    <style:style style:name="P5" style:family="paragraph" style:parent-style-name="Standard">
      <style:text-properties officeooo:rsid="0012b2cf" officeooo:paragraph-rsid="00195070"/>
    </style:style>
    <style:style style:name="P6" style:family="paragraph" style:parent-style-name="Standard">
      <style:text-properties officeooo:rsid="0015b4c2" officeooo:paragraph-rsid="0015b4c2"/>
    </style:style>
    <style:style style:name="P7" style:family="paragraph" style:parent-style-name="Standard">
      <style:text-properties officeooo:rsid="001742e6" officeooo:paragraph-rsid="001742e6"/>
    </style:style>
    <style:style style:name="P8" style:family="paragraph" style:parent-style-name="Standard">
      <style:text-properties officeooo:rsid="0018a8bd" officeooo:paragraph-rsid="0018a8bd"/>
    </style:style>
    <style:style style:name="P9" style:family="paragraph" style:parent-style-name="Standard">
      <style:text-properties officeooo:rsid="00195070" officeooo:paragraph-rsid="00195070"/>
    </style:style>
    <style:style style:name="P10" style:family="paragraph" style:parent-style-name="Standard">
      <style:text-properties officeooo:rsid="001aef2c" officeooo:paragraph-rsid="001aef2c"/>
    </style:style>
    <style:style style:name="P11" style:family="paragraph" style:parent-style-name="Standard">
      <style:text-properties officeooo:rsid="001aef2c" officeooo:paragraph-rsid="001ce0ad"/>
    </style:style>
    <style:style style:name="T1" style:family="text">
      <style:text-properties officeooo:rsid="0012b2cf"/>
    </style:style>
    <style:style style:name="T2" style:family="text">
      <style:text-properties officeooo:rsid="00148773"/>
    </style:style>
    <style:style style:name="T3" style:family="text">
      <style:text-properties officeooo:rsid="0015b4c2"/>
    </style:style>
    <style:style style:name="T4" style:family="text">
      <style:text-properties officeooo:rsid="00195070"/>
    </style:style>
    <style:style style:name="T5" style:family="text">
      <style:text-properties officeooo:rsid="001b347f"/>
    </style:style>
    <style:style style:name="T6" style:family="text">
      <style:text-properties officeooo:rsid="001c4772"/>
    </style:style>
    <style:style style:name="T7" style:family="text">
      <style:text-properties officeooo:rsid="001ce0ad"/>
    </style:style>
    <style:style style:name="T8" style:family="text">
      <style:text-properties fo:color="#f10d0c" loext:opacity="100%"/>
    </style:style>
    <style:style style:name="T9" style:family="text">
      <style:text-properties fo:color="#f10d0c" loext:opacity="100%" officeooo:rsid="0015b4c2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officeooo:rsid="0015b4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w heaters on primary mirrors (Newtonians):</text:p>
      <text:p text:style-name="P1"/>
      <text:p text:style-name="P1">16” (406 mm) - 4.75A, 57W</text:p>
      <text:p text:style-name="P1">14” (356 mm) - 1.6A, 20W</text:p>
      <text:p text:style-name="P1">12” (304 mm) - 1.6A, 20W</text:p>
      <text:p text:style-name="P1">10” (254 mm) - 0.9A, 11W</text:p>
      <text:p text:style-name="P1">8” <text:s text:c="2"/>(203 mm) - 0.8A, 10W</text:p>
      <text:p text:style-name="P1"/>
      <text:p text:style-name="P1">Dew heaters on secondary mirrors (Newtonians):</text:p>
      <text:p text:style-name="P9"><text:span text:style-name="T5">1.25” (</text:span>3<text:span text:style-name="T5">2</text:span> mm<text:span text:style-name="T5">)</text:span> (holder) – 3.16W</text:p>
      <text:p text:style-name="P9"><text:span text:style-name="T5">1.25” (</text:span>5<text:span text:style-name="T5">1</text:span> mm<text:span text:style-name="T5">)</text:span> (holder) – 4W</text:p>
      <text:p text:style-name="P1"/>
      <text:p text:style-name="P2">Dew heaters on secondary mirrors (<text:span text:style-name="T4">RC</text:span>):</text:p>
      <text:p text:style-name="P10">8-10” <text:span text:style-name="T6">(203-254 mm) </text:span>– 0.4A, 5W</text:p>
      <text:p text:style-name="P1"/>
      <text:p text:style-name="P1"/>
      <text:p text:style-name="P1"/>
      <text:p text:style-name="P1">Dew Heaters on Tubes <text:span text:style-name="T1">(telescopes and finderscopes):</text:span></text:p>
      <text:p text:style-name="P10"><text:span text:style-name="T6">0.94-1.18” </text:span>(24-30 mm) – 0.14A, 1.68W</text:p>
      <text:p text:style-name="P11"><text:span text:style-name="T7">1.73” </text:span>(44 mm) – 0.25A, 3W</text:p>
      <text:p text:style-name="P3"><text:span text:style-name="T7">2.36” </text:span>(60 mm) - 0.8A, 4W<text:span text:style-name="T10"> (USB, </text:span><text:span text:style-name="T11">5V</text:span><text:span text:style-name="T10">)</text:span></text:p>
      <text:p text:style-name="P6"><text:span text:style-name="T7">2.52” </text:span>(64 mm) – 0.3A, 4W</text:p>
      <text:p text:style-name="P4"><text:span text:style-name="T7">3.56” </text:span>(90 mm) - <text:s/>1.2A, 6W <text:span text:style-name="T10">(USB, </text:span><text:span text:style-name="T11">5V</text:span><text:span text:style-name="T10">)</text:span></text:p>
      <text:p text:style-name="P6"><text:span text:style-name="T7">3.74” </text:span>(95 mm) – 0.55A, 6.6W</text:p>
      <text:p text:style-name="P4"><text:span text:style-name="T7">4” </text:span>(102 mm) - <text:s/>1.4A, 8W<text:span text:style-name="T10"> (USB, </text:span><text:span text:style-name="T11">5V</text:span><text:span text:style-name="T10">)</text:span></text:p>
      <text:p text:style-name="P6"><text:span text:style-name="T7">5” </text:span>(127mm) - 0.66A, 8W</text:p>
      <text:p text:style-name="P6"><text:span text:style-name="T7">6.3” </text:span>(160 mm) - 1A, 12W</text:p>
      <text:p text:style-name="P7"><text:span text:style-name="T7">7.52 </text:span>(191 mm) - <text:span text:style-name="T3"><text:s/>1A, 12W</text:span></text:p>
      <text:p text:style-name="P8"><text:s/>8” (203 mm) – 1.33A, 16W</text:p>
      <text:p text:style-name="P8"><text:span text:style-name="T7">8.74” </text:span>(222 mm) – 1.16A, 14W</text:p>
      <text:p text:style-name="P8">11” (228 mm - ) - 1.66A, 20W</text:p>
      <text:p text:style-name="P8"><text:span text:style-name="T7">11.26” </text:span>(286 mm) – 2A, 24W</text:p>
      <text:p text:style-name="P9"><text:span text:style-name="T7">15” </text:span>(382 mm) – 2A, 24W</text:p>
      <text:p text:style-name="P9"><text:span text:style-name="T7">16” </text:span>(406 mm) – 2.5A, 30W</text:p>
      <text:p text:style-name="P9"/>
      <text:p text:style-name="P8"/>
      <text:p text:style-name="P1">Dew heaters <text:span text:style-name="T1">for eyepieces</text:span>:</text:p>
      <text:p text:style-name="P4">1.25” (<text:span text:style-name="T2">32 mm</text:span>) - 0.4A, 2W<text:span text:style-name="T8"> </text:span><text:span text:style-name="T10">(USB, </text:span><text:span text:style-name="T11">5V</text:span><text:span text:style-name="T10">)</text:span></text:p>
      <text:p text:style-name="P3">1.25 (<text:span text:style-name="T3">32 mm</text:span>) - 0.3A, 4W</text:p>
      <text:p text:style-name="P6"><text:span text:style-name="T7">1.89” </text:span>(48 mm) – 0.3A, 4W</text:p>
      <text:p text:style-name="P4">2” (<text:span text:style-name="T2">51 mm</text:span>) - 0.6A, 3W<text:span text:style-name="T10"> (USB, </text:span><text:span text:style-name="T11">5V</text:span><text:span text:style-name="T10">)</text:span></text:p>
      <text:p text:style-name="P1"/>
      <text:p text:style-name="P1"/>
      <text:p text:style-name="P2">Dew heaters <text:span text:style-name="T1">for </text:span><text:span text:style-name="T4">cameras (T2 connection)</text:span>: <text:span text:style-name="T4">0.4A, 5W</text:span></text:p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6:20:17.762000000</dc:date>
    <meta:editing-duration>PT54M21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4" meta:word-count="203" meta:character-count="1008" meta:non-whitespace-character-count="820"/>
  </office:meta>
</office:document-meta>
</file>